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DejaVu Sans" fo:font-size="11pt" fo:letter-spacing="normal" fo:font-style="normal" fo:font-weight="normal" officeooo:rsid="002281ee" officeooo:paragraph-rsid="00274dfb" style:font-size-asian="11pt" style:font-size-complex="11pt"/>
    </style:style>
    <style:style style:name="P2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2281ee" officeooo:paragraph-rsid="002281ee"/>
    </style:style>
    <style:style style:name="P3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26d706" officeooo:paragraph-rsid="0026d706"/>
    </style:style>
    <style:style style:name="P4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2d45a4" officeooo:paragraph-rsid="002d45a4"/>
    </style:style>
    <style:style style:name="P5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2b15d9" officeooo:paragraph-rsid="002b96f5"/>
    </style:style>
    <style:style style:name="P6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2b96f5" officeooo:paragraph-rsid="002b96f5"/>
    </style:style>
    <style:style style:name="P7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303775" officeooo:paragraph-rsid="00303775"/>
    </style:style>
    <style:style style:name="P8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324fd5" officeooo:paragraph-rsid="00324fd5"/>
    </style:style>
    <style:style style:name="P9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3e7965" officeooo:paragraph-rsid="003e7965"/>
    </style:style>
    <style:style style:name="P10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338490" officeooo:paragraph-rsid="003fd7a0"/>
    </style:style>
    <style:style style:name="P11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4165e3" officeooo:paragraph-rsid="004165e3"/>
    </style:style>
    <style:style style:name="P12" style:family="paragraph" style:parent-style-name="Standard">
      <style:text-properties fo:font-variant="normal" fo:text-transform="none" fo:color="#b2b2b2" style:text-line-through-style="none" style:text-line-through-type="none" style:font-name="DejaVu Sans" fo:font-size="11pt" fo:font-style="normal" style:text-underline-style="none" fo:font-weight="normal" officeooo:rsid="0020ddc0" officeooo:paragraph-rsid="00274dfb" style:text-blinking="false" fo:background-color="transparent" style:font-size-asian="11pt" style:font-size-complex="11pt"/>
    </style:style>
    <style:style style:name="P13" style:family="paragraph" style:parent-style-name="Standard">
      <style:text-properties fo:color="#000000" style:font-name="DejaVu Sans" officeooo:rsid="0010f112" officeooo:paragraph-rsid="0010f112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ans" fo:font-weight="bold" officeooo:rsid="0042d864" officeooo:paragraph-rsid="0042d864" style:font-weight-asian="bold" style:font-weight-complex="bold"/>
    </style:style>
    <style:style style:name="P15" style:family="paragraph" style:parent-style-name="Standard" style:list-style-name="L1">
      <style:text-properties fo:font-variant="normal" fo:text-transform="none" fo:color="#b2b2b2" style:text-line-through-style="none" style:text-line-through-type="none" style:font-name="DejaVu Sans" fo:font-size="11pt" fo:letter-spacing="normal" fo:font-style="normal" style:text-underline-style="none" fo:font-weight="normal" officeooo:rsid="001b5905" officeooo:paragraph-rsid="00274dfb" style:text-blinking="false" fo:background-color="transparent" style:font-size-asian="11pt" style:font-size-complex="11pt"/>
    </style:style>
    <style:style style:name="P16" style:family="paragraph" style:parent-style-name="Standard" style:list-style-name="L2">
      <style:text-properties fo:font-variant="normal" fo:text-transform="none" fo:color="#b2b2b2" style:text-line-through-style="none" style:text-line-through-type="none" style:font-name="DejaVu Sans" fo:font-size="11pt" fo:letter-spacing="normal" fo:font-style="normal" style:text-underline-style="none" fo:font-weight="normal" officeooo:rsid="001b5905" officeooo:paragraph-rsid="00274dfb" style:text-blinking="false" fo:background-color="transparent" style:font-size-asian="11pt" style:font-size-complex="11pt"/>
    </style:style>
    <style:style style:name="P17" style:family="paragraph" style:parent-style-name="Standard" style:list-style-name="L3">
      <style:text-properties fo:font-variant="normal" fo:text-transform="none" fo:color="#b2b2b2" style:text-line-through-style="none" style:text-line-through-type="none" style:font-name="DejaVu Sans" fo:font-size="11pt" fo:letter-spacing="normal" fo:font-style="normal" style:text-underline-style="none" fo:font-weight="normal" officeooo:rsid="001b5905" officeooo:paragraph-rsid="00274dfb" style:text-blinking="false" fo:background-color="transparent" style:font-size-asian="11pt" style:font-size-complex="11pt"/>
    </style:style>
    <style:style style:name="P18" style:family="paragraph" style:parent-style-name="Standard">
      <style:text-properties fo:font-variant="normal" fo:text-transform="none" fo:color="#b2b2b2" style:font-name="DejaVu Sans" fo:font-size="11.25pt" fo:letter-spacing="normal" fo:font-style="normal" fo:font-weight="normal" officeooo:rsid="0010f112" officeooo:paragraph-rsid="0010f112"/>
    </style:style>
    <style:style style:name="P19" style:family="paragraph" style:parent-style-name="Standard">
      <style:text-properties fo:font-variant="normal" fo:text-transform="none" fo:color="#b2b2b2" style:font-name="DejaVu Sans" fo:font-size="11.25pt" fo:letter-spacing="normal" fo:font-style="normal" fo:font-weight="normal" officeooo:rsid="0012972a" officeooo:paragraph-rsid="0012972a"/>
    </style:style>
    <style:style style:name="P20" style:family="paragraph" style:parent-style-name="Standard">
      <style:text-properties fo:font-variant="normal" fo:text-transform="none" fo:color="#b2b2b2" style:font-name="DejaVu Sans" fo:font-size="11.25pt" fo:letter-spacing="normal" fo:font-style="normal" fo:font-weight="normal" officeooo:rsid="00154be6" officeooo:paragraph-rsid="00154be6"/>
    </style:style>
    <style:style style:name="P21" style:family="paragraph" style:parent-style-name="Standard">
      <style:text-properties fo:font-variant="normal" fo:text-transform="none" fo:color="#b2b2b2" style:font-name="DejaVu Sans" fo:font-size="11.25pt" fo:letter-spacing="normal" fo:font-style="normal" fo:font-weight="normal" officeooo:rsid="001a1b33" officeooo:paragraph-rsid="0010f112"/>
    </style:style>
    <style:style style:name="P22" style:family="paragraph" style:parent-style-name="Standard">
      <style:text-properties fo:font-variant="normal" fo:text-transform="none" fo:color="#b2b2b2" style:font-name="DejaVu Sans" fo:font-size="11.25pt" fo:letter-spacing="normal" fo:font-style="normal" fo:font-weight="normal" officeooo:rsid="001a1b33" officeooo:paragraph-rsid="001a1b33"/>
    </style:style>
    <style:style style:name="P23" style:family="paragraph" style:parent-style-name="Standard">
      <style:text-properties fo:font-variant="normal" fo:text-transform="none" fo:color="#b2b2b2" style:font-name="DejaVu Sans" fo:font-size="11.25pt" fo:letter-spacing="normal" fo:font-style="normal" fo:font-weight="normal" officeooo:rsid="002281ee" officeooo:paragraph-rsid="00274dfb"/>
    </style:style>
    <style:style style:name="P24" style:family="paragraph" style:parent-style-name="Standard">
      <style:text-properties fo:font-variant="normal" fo:text-transform="none" fo:color="#000000" style:font-name="DejaVu Sans" fo:font-size="11.25pt" fo:letter-spacing="normal" fo:font-style="normal" fo:font-weight="normal" officeooo:rsid="003fd7a0" officeooo:paragraph-rsid="003fd7a0"/>
    </style:style>
    <style:style style:name="P25" style:family="paragraph" style:parent-style-name="Standard">
      <style:text-properties fo:color="#b2b2b2" style:font-name="DejaVu Sans" officeooo:rsid="0012972a" officeooo:paragraph-rsid="0012972a"/>
    </style:style>
    <style:style style:name="T1" style:family="text">
      <style:text-properties officeooo:rsid="001454d3"/>
    </style:style>
    <style:style style:name="T2" style:family="text">
      <style:text-properties officeooo:rsid="00154be6"/>
    </style:style>
    <style:style style:name="T3" style:family="text">
      <style:text-properties officeooo:rsid="0016e43a"/>
    </style:style>
    <style:style style:name="T4" style:family="text">
      <style:text-properties officeooo:rsid="001a1b33"/>
    </style:style>
    <style:style style:name="T5" style:family="text">
      <style:text-properties fo:letter-spacing="normal" officeooo:rsid="001b5905"/>
    </style:style>
    <style:style style:name="T6" style:family="text">
      <style:text-properties fo:letter-spacing="normal" officeooo:rsid="0042d864"/>
    </style:style>
    <style:style style:name="T7" style:family="text">
      <style:text-properties officeooo:rsid="00242607"/>
    </style:style>
    <style:style style:name="T8" style:family="text">
      <style:text-properties officeooo:rsid="00274dfb"/>
    </style:style>
    <style:style style:name="T9" style:family="text">
      <style:text-properties officeooo:rsid="001b5905"/>
    </style:style>
    <style:style style:name="T10" style:family="text">
      <style:text-properties officeooo:rsid="00298a7d"/>
    </style:style>
    <style:style style:name="T11" style:family="text">
      <style:text-properties officeooo:rsid="002d9725"/>
    </style:style>
    <style:style style:name="T12" style:family="text">
      <style:text-properties officeooo:rsid="0033cd1c"/>
    </style:style>
    <style:style style:name="T13" style:family="text">
      <style:text-properties officeooo:rsid="003e6b02"/>
    </style:style>
    <style:style style:name="T14" style:family="text">
      <style:text-properties officeooo:rsid="003e7965"/>
    </style:style>
    <style:style style:name="T15" style:family="text">
      <style:text-properties officeooo:rsid="003fd7a0"/>
    </style:style>
    <style:style style:name="T16" style:family="text">
      <style:text-properties officeooo:rsid="0045ba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IBP – Generátor syntetickej dátovej sady pre dopravnú analýzu</text:p>
      <text:p text:style-name="P13"/>
      <text:p text:style-name="P13">Vážená komisia, </text:p>
      <text:p text:style-name="P13">moje meno je Ondrej Svoreň a predmetom mojej bakalárskej práce a semestrálneho projektu je Generátor syntetickej dátovej sady pre dopravnú analýzu. V nasledujúcich minútach by som vám rád priblížil túto tématiku, čiastkové výsledky mojej práce a ciele, ku ktorým by som sa chcel v konečnom dôsledku dopracovať.</text:p>
      <text:p text:style-name="P13"/>
      <text:p text:style-name="P25">Na tomto slajde môžeme vidieť ešte raz štruktúru prezentácie.</text:p>
      <text:p text:style-name="P25"/>
      <text:p text:style-name="P25"><text:span text:style-name="T4">1. </text:span>Počítačové videnie:</text:p>
      <text:p text:style-name="P25">Počitačové videnie sa vo všeobecnosti zaoberá analýzou vizuálnych dát a získava z nich informácie, ktoré prevádza do číselnej podoby, čo úzko súvisí aj s konceptom strojového učenia a matematickými princípmi. </text:p>
      <text:p text:style-name="P18"/>
      <text:p text:style-name="P19">Bežné využitie počítačového videnia sa vzťahuje na <text:span text:style-name="T1">rozpoznávanie</text:span> vzorov či znakov identifikujú<text:span text:style-name="T1">cich</text:span> objekty <text:span text:style-name="T1">na obrázku</text:span>, ktoré môžu byť <text:span text:style-name="T2">počítané</text:span> alebo <text:span text:style-name="T1">sledované</text:span> pre rôzne účely. </text:p>
      <text:p text:style-name="P19"/>
      <text:p text:style-name="P20">V súvislosti s mojou témou je počítačové videnie využívané pre analýzu snímok dopravy a jeho hlavným <text:span text:style-name="T3">cieľom</text:span> je správne identifikovať predpis registračných čísel vozidiel zo zaobstaraných fotografií <text:span text:style-name="T3">za pomoci strojového učenia.</text:span></text:p>
      <text:p text:style-name="P21"/>
      <text:p text:style-name="P22">2. Strojové učenie</text:p>
      <text:p text:style-name="P23"><text:span text:style-name="T7">Vo všeobecnosti neexistuje jednoznačné pravidlo, ktorý z týchto algoritmov má byť použitý na daný typ problému. V ideálnom prípade je vhodné vyskúšať viacero algoritmov a rozhodnúť sa na základe ich presnosti. </text:span>Na obrázku sú znázornené algoritmy a princípy používané pri strojovom učení. <text:span text:style-name="T10">Pre daný účel sa používajú konkrétne konvolučné neurónové siete (CNN).</text:span></text:p>
      <text:p text:style-name="P23"><text:span text:style-name="T9">Strojové učenie môžeme rozdeliť do troch </text:span>základných<text:span text:style-name="T9"> kategórií:</text:span></text:p>
      <text:p text:style-name="P1"/>
      <text:p text:style-name="P12"><text:span text:style-name="T6">A/</text:span><text:span text:style-name="T5">Učenie s učiteľom (Supervised Learning) </text:span></text:p>
      <text:list xml:id="list1444874778" text:style-name="L1">
        <text:list-item>
          <text:p text:style-name="P15">Rozhodovacie stromy (Decision Trees)</text:p>
        </text:list-item>
        <text:list-item>
          <text:p text:style-name="P15">Hladanie priestoru verzií (Version Space Search) </text:p>
        </text:list-item>
        <text:list-item>
          <text:p text:style-name="P15">Rozpoznávanie/klasifikácia obrazu (Pattern Recognition) </text:p>
        </text:list-item>
      </text:list>
      <text:p text:style-name="P12"><text:span text:style-name="T6">B/</text:span><text:span text:style-name="T5">Učenie bez učiteľa (Unsupervised Learning) </text:span></text:p>
      <text:list xml:id="list1538990890" text:style-name="L2">
        <text:list-item>
          <text:p text:style-name="P16">Apriori </text:p>
        </text:list-item>
        <text:list-item>
          <text:p text:style-name="P16">K-means Clustering </text:p>
        </text:list-item>
      </text:list>
      <text:p text:style-name="P12"><text:span text:style-name="T6">C/</text:span><text:span text:style-name="T5">Posilované učenie (Reinforcement Learning) </text:span></text:p>
      <text:list xml:id="list3043240627" text:style-name="L3">
        <text:list-item>
          <text:p text:style-name="P17">Policy-only Learning </text:p>
        </text:list-item>
        <text:list-item>
          <text:p text:style-name="P17">Temporal Diference Learning </text:p>
        </text:list-item>
        <text:list-item>
          <text:p text:style-name="P17">Quality Learning</text:p>
        </text:list-item>
      </text:list>
      <text:p text:style-name="P2"/>
      <text:p text:style-name="P9">3. Nekvalitné zábery určené na rozpoznávanie:</text:p>
      <text:p text:style-name="P3">Dôležitou súčasťou <text:span text:style-name="T13">resp. vstupom pre </text:span>strojové učeni<text:span text:style-name="T13">e</text:span> sú dátové sady, pomocou ktorých sa program učí. </text:p>
      <text:p text:style-name="P3">V prípade rozpoznávania registračných čísel z fotografií je získavanie dostatočne veľkej dátovej sady na učenie pomerne problematické, a tak je potrebné vytvoriť syntetickú dátovú sadu, ktorá by vizuálne zodpovedala skutočným fotografiám aút a ich registračných čísel. <text:span text:style-name="T8">Výhodou syntetickej dátovej sady je aj jej variabilita (je možné vygenerovať v podstate všetky možné kombinácie, ktoré sa na ŠPZ môžu vyskytnúť). Vďaka syntetickým obrázkom v pomerne dobrej kvalite sa konvolučné siete naučia rozpoznať predpisy registračných čísel na skutočných záberoch aj s </text:span><text:soft-page-break/><text:span text:style-name="T8">oveľa nižšou kvalitou a zmeniť ich na kvalitnejšie. Keď majú siete k dispozícií dostatočne veľkú dátovú sadu, dokážu skvalitniť aj fotogragie, s ktorými doposiaľ do kontaktu neprišli.</text:span></text:p>
      <text:p text:style-name="P3"/>
      <text:p text:style-name="P4"><text:span text:style-name="T14">4. </text:span>Programové vybavenie:</text:p>
      <text:p text:style-name="P5">Na vytvorenie spomínanej syntetickej dátovej sady používam open-source knižnicu OpenCV a Python.</text:p>
      <text:p text:style-name="P5"/>
      <text:p text:style-name="P4"><text:span text:style-name="T14">5. </text:span>Syntetická dátová sada, registračné čísla:</text:p>
      <text:p text:style-name="P6">Ako prvé je potrebné vytvoriť samotné RČ. Script má na vstupe zadaný počet RČ, ktoré má vygenerovať. Generuje pseudonáhodné kombinácie jednotlivých znakov, ktoré sa potenciálne môžu v RČ vyskytovať. Postupnosť znakov prilepí na pozadie, ktoré môžeme vidieť na obrázku. Výsledná ŠPZ zatiaľ neobsahuje žiadne vizuálne deformácie. Pri vygenerovaní každ<text:span text:style-name="T11">ej ŠPZ</text:span> sa zároveň vygeneruje aj textovný súbor obsahujúci jej znenie.</text:p>
      <text:p text:style-name="P6"/>
      <text:p text:style-name="P7"><text:span text:style-name="T14">6. </text:span>Ďalším krokom je <text:span text:style-name="T14">zadováženie dostatočne veľkej</text:span> <text:span text:style-name="T14">sady fotografií</text:span>, ktor<text:span text:style-name="T14">é</text:span> bude predstavovať základ, do ktorého sa budú registračné čísla vkladať a poďla potreby upravovať tak, aby výsledok pôsobil čo najdôveryhodnejšie. Na fotografiách môžeme pozorovať deformácie a nedokonalosti, ktoré je potrebné napodobniť <text:span text:style-name="T14">na konečnej synteticky vygenerovanej dátovej sade</text:span>.</text:p>
      <text:p text:style-name="P7"/>
      <text:p text:style-name="P8"><text:span text:style-name="T15">7. </text:span>Ďalší skipt spúšťa interaktívny tool pracujúci s touto fotosadou. Pomocou toolu je potrebné označiť jednotlivé rohy ŠPZ na každej fotke. Výsledok v podobe získaných súradníc je uložený do textového súboru.</text:p>
      <text:p text:style-name="P8"/>
      <text:p text:style-name="P10"><text:span text:style-name="T15">8. </text:span>Posledný z trojice skriptov transformuje synteticky vygenerovanú ŠPZ na súradnice získané v predchádzajúcom bode a prilepí ju do príslušnej fotografie na miesto pôvodnej ŠPZ. <text:span text:style-name="T12">Na výsledný obrázok je však ešte potrebné pre požadovaný efekt aplikovať anitaliasing, upraviť rozsah hodnôt jednotlivých farebných zložiek RGB, pridať šum (napríklad Gaussovský) a zmenšiť ju na požadovanú veľkosť.</text:span></text:p>
      <text:p text:style-name="P10"/>
      <text:p text:style-name="P24">9. Tieto a prípadne ďalšie deformácie v konečnom dôsledku vzbudzujú dojem skutočného obrázka. Ku každému takto vytvorenému obrázku je vytvorený aj súbor vo formáte JSON obsahujúci informácie o súradniciach rohov ŠPZ, samotný predpis a informácie o transformáciach, ktoré boli na daný obrázok aplikované. Výsledok môžeme vidieť na obrázkoch na slajde.</text:p>
      <text:p text:style-name="P10"/>
      <text:p text:style-name="P11">10. Na základe feed-backu o efektivite strojového učenia budem ďalej pracovať na aplikácií vhodných transformácií, šumov a filtrov pre čo najlepšie výsledky. Následne bude možné získané znalosti využiť pri tvorbe dátových sád s registračnými číslami ďalších európskych krajín, prípadne sa zamerať na neobvyklé znenia a rozmery ŠPZ.</text:p>
      <text:p text:style-name="P11"/>
      <text:p text:style-name="P11">Ďakujem za pozornosť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9:27:45.057846660</meta:creation-date>
    <dc:date>2018-01-22T20:04:42.429276243</dc:date>
    <meta:editing-duration>PT10H24M22S</meta:editing-duration>
    <meta:editing-cycles>30</meta:editing-cycles>
    <meta:generator>LibreOffice/5.3.7.2.0$Linux_X86_64 LibreOffice_project/30$Build-2</meta:generator>
    <meta:document-statistic meta:table-count="0" meta:image-count="0" meta:object-count="0" meta:page-count="2" meta:paragraph-count="35" meta:word-count="701" meta:character-count="5025" meta:non-whitespace-character-count="4353"/>
  </office:meta>
</office:document-meta>
</file>